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IBM Plex Sans Devanagari1" svg:font-family="'IBM Plex Sans Devanagari'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000000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svg:stroke-color="#666666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draw:fit-to-size="false" style:shrink-to-fit="true" fo:min-height="2.845cm"/>
      <style:paragraph-properties style:writing-mode="lr-tb"/>
    </style:style>
    <style:style style:name="gr4" style:family="graphic" style:parent-style-name="standard">
      <style:graphic-properties draw:stroke="dash" draw:stroke-dash="Dash" svg:stroke-width="0.05cm" svg:stroke-color="#ff0000" draw:marker-start-width="0.275cm" draw:marker-end-width="0.275cm" svg:stroke-linecap="butt" draw:fill="none" draw:textarea-horizontal-align="justify" draw:textarea-vertical-align="middle" draw:auto-grow-height="false" fo:min-height="0.74cm" fo:min-width="0.49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Dash" svg:stroke-width="0.05cm" svg:stroke-color="#ff0000" draw:marker-start-width="0.275cm" draw:marker-end-width="0.275cm" svg:stroke-linecap="butt" draw:fill="none" draw:textarea-horizontal-align="justify" draw:textarea-vertical-align="middle" draw:auto-grow-height="false" fo:min-height="0.23cm" fo:min-width="0.48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Dash" svg:stroke-width="0.05cm" svg:stroke-color="#ff0000" draw:marker-start-width="0.275cm" draw:marker-end-width="0.275cm" svg:stroke-linecap="butt" draw:fill="none" draw:textarea-horizontal-align="justify" draw:textarea-vertical-align="middle" draw:auto-grow-height="false" fo:min-height="0.73cm" fo:min-width="0.48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Dash_20__28_Rounded_29_" svg:stroke-width="0.05cm" svg:stroke-color="#2a6099" draw:marker-start-width="0.275cm" draw:marker-end-width="0.275cm" svg:stroke-linecap="round" draw:fill="none" draw:textarea-horizontal-align="justify" draw:textarea-vertical-align="middle" draw:auto-grow-height="false" fo:min-height="0.73cm" fo:min-width="0.48cm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Dash_20__28_Rounded_29_" svg:stroke-width="0.05cm" svg:stroke-color="#00a933" draw:marker-start-width="0.275cm" draw:marker-end-width="0.275cm" svg:stroke-linecap="round" draw:fill="none" draw:textarea-horizontal-align="justify" draw:textarea-vertical-align="middle" draw:auto-grow-height="false" fo:min-height="0.73cm" fo:min-width="0.48cm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Dash" svg:stroke-width="0.05cm" svg:stroke-color="#ff8000" draw:marker-start-width="0.275cm" draw:marker-end-width="0.275cm" svg:stroke-linecap="butt" draw:fill="none" draw:textarea-horizontal-align="justify" draw:textarea-vertical-align="middle" draw:auto-grow-height="false" fo:min-height="0.73cm" fo:min-width="0.48cm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Dash_20__28_Rounded_29_" svg:stroke-width="0.05cm" svg:stroke-color="#2a6099" draw:marker-start-width="0.275cm" draw:marker-end-width="0.275cm" svg:stroke-linecap="round" draw:fill="none" draw:textarea-horizontal-align="justify" draw:textarea-vertical-align="middle" draw:auto-grow-height="false" fo:min-height="0.23cm" fo:min-width="0.48cm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Dash_20__28_Rounded_29_" svg:stroke-width="0.05cm" svg:stroke-color="#00a933" draw:marker-start-width="0.275cm" draw:marker-end-width="0.275cm" svg:stroke-linecap="round" draw:fill="none" draw:textarea-horizontal-align="justify" draw:textarea-vertical-align="middle" draw:auto-grow-height="false" fo:min-height="0.23cm" fo:min-width="0.48cm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Dash" svg:stroke-width="0.05cm" svg:stroke-color="#ff8000" draw:marker-start-width="0.275cm" draw:marker-end-width="0.275cm" svg:stroke-linecap="butt" draw:fill="none" draw:textarea-horizontal-align="justify" draw:textarea-vertical-align="middle" draw:auto-grow-height="false" fo:min-height="0.23cm" fo:min-width="0.48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25cm" fo:min-width="2.125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25cm"/>
      <style:paragraph-properties style:writing-mode="lr-tb"/>
    </style:style>
    <style:style style:name="gr1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25cm" fo:min-width="0.813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0.485cm"/>
      <style:paragraph-properties style:writing-mode="lr-tb"/>
    </style:style>
    <style:style style:name="gr17" style:family="graphic" style:parent-style-name="standard">
      <style:graphic-properties draw:stroke="dash" draw:stroke-dash="Dash" svg:stroke-width="0.05cm" svg:stroke-color="#ff0000" draw:marker-start-width="0.275cm" draw:marker-end-width="0.275cm" svg:stroke-linecap="butt" draw:fill="none" draw:textarea-horizontal-align="justify" draw:textarea-vertical-align="middle" draw:auto-grow-height="false" fo:min-height="1.23cm" fo:min-width="0.98cm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Dash" svg:stroke-width="0.05cm" svg:stroke-color="#ff0000" draw:marker-start-width="0.275cm" draw:marker-end-width="0.275cm" svg:stroke-linecap="butt" draw:fill="none" draw:textarea-horizontal-align="justify" draw:textarea-vertical-align="middle" draw:auto-grow-height="false" fo:min-height="0.23cm" fo:min-width="0.98cm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237cm" fo:min-width="0.634cm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cm" svg:stroke-color="#ff0000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cm" svg:stroke-color="#00a933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style:font-name="Liberation Mono1" fo:font-size="6pt" style:font-size-asian="6pt" style:font-size-complex="6pt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Liberation Mono1" fo:font-size="6pt" fo:font-weight="bold" style:font-size-asian="6pt" style:font-weight-asian="bold" style:font-size-complex="6pt" style:font-weight-complex="bold"/>
    </style:style>
    <style:style style:name="P8" style:family="paragraph">
      <style:paragraph-properties fo:text-align="start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start" style:writing-mode="lr-tb"/>
      <style:text-properties fo:font-size="6pt" fo:font-weight="bold" style:font-size-asian="6pt" style:font-weight-asian="bold" style:font-size-complex="6pt" style:font-weight-complex="bold"/>
    </style:style>
    <style:style style:name="P10" style:family="paragraph">
      <loext:graphic-properties draw:fill-color="#000000"/>
      <style:paragraph-properties fo:text-align="center"/>
      <style:text-properties fo:font-weight="bold"/>
    </style:style>
    <style:style style:name="P11" style:family="paragraph">
      <loext:graphic-properties draw:fill-color="#ffffff"/>
      <style:paragraph-properties fo:text-align="center"/>
      <style:text-properties fo:font-weight="bold"/>
    </style:style>
    <style:style style:name="P12" style:family="paragraph">
      <style:paragraph-properties fo:text-align="center"/>
      <style:text-properties fo:font-weight="bold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size-complex="6pt"/>
    </style:style>
    <style:style style:name="P14" style:family="paragraph">
      <loext:graphic-properties draw:fill="none"/>
      <style:paragraph-properties fo:text-align="center"/>
      <style:text-properties fo:font-weight="bold"/>
    </style:style>
    <style:style style:name="P15" style:family="paragraph">
      <loext:graphic-properties draw:fill="none"/>
      <style:paragraph-properties fo:text-align="center" style:writing-mode="lr-tb"/>
      <style:text-properties style:font-name="Liberation Mono1" fo:font-size="6pt" fo:font-weight="bold" style:font-size-asian="6pt" style:font-size-complex="6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Liberation Mono1" fo:font-size="6pt" fo:font-weight="bold" style:font-size-asian="6pt" style:font-size-complex="6pt"/>
    </style:style>
    <style:style style:name="P17" style:family="paragraph">
      <style:paragraph-properties fo:text-align="start"/>
      <style:text-properties fo:font-weight="bold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6pt" fo:font-weight="bold" style:font-size-asian="6pt" style:font-size-complex="6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ff0000" loext:opacity="100%" style:font-name="Liberation Sans2" fo:font-size="6pt" fo:font-weight="bold" style:font-size-asian="6pt" style:font-weight-asian="bold" style:font-size-complex="6pt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00a933" loext:opacity="100%" style:font-name="Liberation Sans2" fo:font-size="6pt" fo:font-weight="bold" style:font-size-asian="6pt" style:font-weight-asian="bold" style:font-size-complex="6pt" style:font-weight-complex="bold"/>
    </style:style>
    <style:style style:name="P21" style:family="paragraph">
      <style:paragraph-properties fo:text-align="center"/>
      <style:text-properties fo:font-weight="bold" fo:background-color="#ffffff" style:font-weight-asian="bold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Mono1" fo:font-size="6pt" fo:font-weight="bold" fo:background-color="#ffffff" style:font-size-asian="6pt" style:font-weight-asian="bold" style:font-size-complex="6pt" style:font-weight-complex="bold"/>
    </style:style>
    <style:style style:name="P23" style:family="paragraph">
      <style:paragraph-properties fo:text-align="center"/>
      <style:text-properties fo:font-weight="bold" fo:background-color="#ffffff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Mono1" fo:font-size="6pt" fo:font-weight="bold" fo:background-color="#ffffff" style:font-size-asian="6pt" style:font-size-complex="6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ff0000" loext:opacity="100%" style:font-name="Liberation Sans2" fo:font-size="6pt" fo:font-weight="bold" style:font-size-asian="6pt" style:font-size-complex="6pt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style:font-name="Liberation Mono1"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Liberation Mono1" fo:font-size="6pt" style:font-size-asian="6pt" style:font-size-complex="6pt"/>
    </style:style>
    <style:style style:name="T5" style:family="text">
      <style:text-properties fo:color="#ff0000" loext:opacity="100%" style:font-name="Liberation Sans2" fo:font-size="6pt" fo:font-weight="bold" style:font-size-asian="6pt" style:font-weight-asian="bold" style:font-size-complex="6pt" style:font-weight-complex="bold"/>
    </style:style>
    <style:style style:name="T6" style:family="text">
      <style:text-properties fo:color="#ff0000" loext:opacity="100%" style:font-name="Liberation Sans2" fo:font-size="6pt" fo:font-weight="bold" style:font-name-asian="Liberation Mono1" style:font-size-asian="6pt" style:font-weight-asian="bold" style:font-name-complex="Liberation Mono1" style:font-size-complex="6pt" style:font-weight-complex="bold"/>
    </style:style>
    <style:style style:name="T7" style:family="text">
      <style:text-properties fo:color="#00a933" loext:opacity="100%" style:font-name="Liberation Sans2" fo:font-size="6pt" fo:font-weight="bold" style:font-size-asian="6pt" style:font-weight-asian="bold" style:font-size-complex="6pt" style:font-weight-complex="bold"/>
    </style:style>
    <style:style style:name="T8" style:family="text">
      <style:text-properties fo:color="#00a933" loext:opacity="100%" style:font-name="Liberation Sans2" fo:font-size="6pt" fo:font-weight="bold" style:font-name-asian="Liberation Mono1" style:font-size-asian="6pt" style:font-weight-asian="bold" style:font-name-complex="Liberation Mono1" style:font-size-complex="6pt" style:font-weight-complex="bold"/>
    </style:style>
    <style:style style:name="T9" style:family="text">
      <style:text-properties fo:color="#000000" loext:opacity="100%" style:font-name="Liberation Mono1" fo:font-size="6pt" fo:font-weight="bold" style:font-size-asian="6pt" style:font-weight-asian="bold" style:font-size-complex="6pt" style:font-weight-complex="bold"/>
    </style:style>
    <style:style style:name="T10" style:family="text">
      <style:text-properties fo:color="#000000" loext:opacity="100%" style:font-name="Liberation Mono1" fo:font-size="6pt" fo:background-color="#ffffff" style:font-size-asian="6pt" style:font-size-complex="6pt"/>
    </style:style>
    <style:style style:name="T11" style:family="text">
      <style:text-properties fo:color="#ff0000" loext:opacity="100%" style:font-name="Liberation Sans2" fo:font-size="6pt" style:font-size-asian="6pt" style:font-size-complex="6pt"/>
    </style:style>
    <style:style style:name="T12" style:family="text">
      <style:text-properties fo:color="#ff0000" loext:opacity="100%" style:font-name="Liberation Sans2" fo:font-size="6pt" style:font-name-asian="Liberation Mono1" style:font-size-asian="6pt" style:font-name-complex="Liberation Mono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2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.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2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2.5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5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2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2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2.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5cm" svg:y="3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cm" svg:height="0.595cm" svg:x="2cm" svg:y="4.155cm">
          <draw:text-box>
            <text:p text:style-name="P3"><text:span text:style-name="T1">.BMP </text:span><text:span text:style-name="T1">Image</text:span></text:p>
          </draw:text-box>
        </draw:frame>
        <draw:custom-shape draw:style-name="gr1" draw:text-style-name="P1" draw:layer="layout" svg:width="0.5cm" svg:height="0.5cm" svg:x="9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5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5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3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5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4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4.5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5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5.5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6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6.5cm" svg:y="2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cm" svg:height="0.595cm" svg:x="12cm" svg:y="1.655cm">
          <draw:text-box draw:corner-radius="7.5cm">
            <text:p text:style-name="P3"><text:span text:style-name="T1">I</text:span><text:span text:style-name="T1">m</text:span><text:span text:style-name="T1">a</text:span><text:span text:style-name="T1">g</text:span><text:span text:style-name="T1">e</text:span><text:span text:style-name="T1"> </text:span><text:span text:style-name="T1">d</text:span><text:span text:style-name="T1">a</text:span><text:span text:style-name="T1">t</text:span><text:span text:style-name="T1">a</text:span></text:p>
          </draw:text-box>
        </draw:frame>
        <draw:custom-shape draw:style-name="gr4" draw:text-style-name="P5" draw:layer="layout" svg:width="1cm" svg:height="1cm" svg:x="2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5cm" svg:x="9cm" svg:y="2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5cm" svg:x="11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cm" svg:height="1cm" svg:x="9.5cm" svg:y="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cm" svg:height="0.595cm" svg:x="12cm" svg:y="7.405cm">
          <draw:text-box>
            <text:p text:style-name="P3"><text:span text:style-name="T1">Chunk Vector</text:span></text:p>
          </draw:text-box>
        </draw:frame>
        <draw:custom-shape draw:style-name="gr7" draw:text-style-name="P5" draw:layer="layout" svg:width="1cm" svg:height="1cm" svg:x="3cm" svg:y="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1cm" svg:x="2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cm" svg:height="1cm" svg:x="3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1.5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3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4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4cm" svg:y="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1cm" svg:x="13.5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5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6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5.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6cm" svg:y="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cm" svg:height="1cm" svg:x="15.5cm" svg:y="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cm" svg:height="0.5cm" svg:x="10cm" svg:y="2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cm" svg:height="0.5cm" svg:x="12cm" svg:y="2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cm" svg:height="0.5cm" svg:x="15cm" svg:y="2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cm" svg:height="0.5cm" svg:x="13cm" svg:y="2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cm" svg:height="0.5cm" svg:x="14cm" svg:y="2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cm" svg:height="0.5cm" svg:x="16cm" svg:y="2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cm" svg:height="1cm" svg:x="5cm" svg:y="2.5cm">
          <text:p><text:span text:style-name="T4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7" draw:layer="layout" svg:width="3cm" svg:height="0.5cm" svg:x="5cm" svg:y="2.75cm">
          <draw:text-box>
            <text:p text:style-name="P3"><text:span text:style-name="T2">stbi_image_load()</text:span></text:p>
          </draw:text-box>
        </draw:frame>
        <draw:custom-shape draw:style-name="gr15" draw:text-style-name="P5" draw:layer="layout" svg:width="1.5cm" svg:height="1cm" draw:transform="rotate (-1.5707963267949) translate (13.5cm 4cm)">
          <text:p/>
          <draw:enhanced-geometry svg:viewBox="0 0 21600 21600" draw:text-areas="0 ?f0 ?f5 ?f2" draw:type="right-arrow" draw:modifiers="10749.6335776149 5545.654345654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7" draw:layer="layout" svg:width="3.5cm" svg:height="0.735cm" svg:x="13.75cm" svg:y="4.265cm">
          <draw:text-box>
            <text:p text:style-name="P3"><text:span text:style-name="T2">For all chunks Image::extractChunk()</text:span></text:p>
          </draw:text-box>
        </draw:frame>
        <draw:frame draw:style-name="gr3" draw:text-style-name="P9" draw:layer="layout" svg:width="2.75cm" svg:height="1.345cm" svg:x="1.75cm" svg:y="4.75cm">
          <draw:text-box>
            <text:p text:style-name="P8"><text:span text:style-name="T1">Example parameters</text:span></text:p>
            <text:p text:style-name="P8"><text:span text:style-name="T1">Image size: 4px x 4px</text:span><text:span text:style-name="T1"><text:line-break/></text:span><text:span text:style-name="T1">Chunk width: 2px</text:span></text:p>
          </draw:text-box>
        </draw:frame>
        <draw:custom-shape draw:style-name="gr1" draw:text-style-name="P10" draw:layer="layout" svg:width="0.5cm" svg:height="0.5cm" svg:x="2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0.5cm" svg:height="0.5cm" svg:x="2.5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0.5cm" svg:height="0.5cm" svg:x="3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0.5cm" svg:height="0.5cm" svg:x="3.5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0.5cm" svg:height="0.5cm" svg:x="2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0.5cm" svg:height="0.5cm" svg:x="2.5cm" svg:y="1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0.5cm" svg:height="0.5cm" svg:x="3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0.5cm" svg:height="0.5cm" svg:x="3.5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0.5cm" svg:height="0.5cm" svg:x="2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0.5cm" svg:height="0.5cm" svg:x="2.5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0.5cm" svg:height="0.5cm" svg:x="3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0.5cm" svg:height="0.5cm" svg:x="3.5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0.5cm" svg:height="0.5cm" svg:x="2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0.5cm" svg:height="0.5cm" svg:x="2.5cm" svg:y="1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0.5cm" svg:height="0.5cm" svg:x="3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0.5cm" svg:height="0.5cm" svg:x="3.5cm" svg:y="12.5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2cm" svg:height="0.595cm" svg:x="2cm" svg:y="13.155cm">
          <draw:text-box>
            <text:p text:style-name="P12"><text:span text:style-name="T3">.BMP Image</text:span></text:p>
          </draw:text-box>
        </draw:frame>
        <draw:custom-shape draw:style-name="gr1" draw:text-style-name="P10" draw:layer="layout" svg:width="0.5cm" svg:height="0.5cm" svg:x="9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0.5cm" svg:height="0.5cm" svg:x="9.5cm" svg:y="1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0.5cm" svg:height="0.5cm" svg:x="10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0.5cm" svg:height="0.5cm" svg:x="10.5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0.5cm" svg:height="0.5cm" svg:x="11cm" svg:y="1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0.5cm" svg:height="0.5cm" svg:x="11.5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0.5cm" svg:height="0.5cm" svg:x="12cm" svg:y="1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0.5cm" svg:height="0.5cm" svg:x="12.5cm" svg:y="1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0.5cm" svg:height="0.5cm" svg:x="13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0.5cm" svg:height="0.5cm" svg:x="13.5cm" svg:y="1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0.5cm" svg:height="0.5cm" svg:x="14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0.5cm" svg:height="0.5cm" svg:x="14.5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0.5cm" svg:height="0.5cm" svg:x="15cm" svg:y="1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0.5cm" svg:height="0.5cm" svg:x="15.5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0.5cm" svg:height="0.5cm" svg:x="16cm" svg:y="1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0.5cm" svg:height="0.5cm" svg:x="16.5cm" svg:y="11.75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2cm" svg:height="0.595cm" svg:x="12cm" svg:y="10.655cm">
          <draw:text-box draw:corner-radius="7.5cm">
            <text:p text:style-name="P12"><text:span text:style-name="T3">Image data</text:span></text:p>
          </draw:text-box>
        </draw:frame>
        <draw:custom-shape draw:style-name="gr17" draw:text-style-name="P14" draw:layer="layout" svg:width="1.5cm" svg:height="1.5cm" svg:x="2cm" svg:y="1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5cm" svg:height="0.5cm" svg:x="9cm" svg:y="11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5cm" svg:height="0.5cm" svg:x="11cm" svg:y="11.75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2cm" svg:height="0.595cm" svg:x="12cm" svg:y="17cm">
          <draw:text-box>
            <text:p text:style-name="P12"><text:span text:style-name="T3">Chunk Vector</text:span></text:p>
          </draw:text-box>
        </draw:frame>
        <draw:custom-shape draw:style-name="gr13" draw:text-style-name="P15" draw:layer="layout" svg:width="3cm" svg:height="1cm" svg:x="5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6" draw:layer="layout" svg:width="3cm" svg:height="0.5cm" svg:x="5cm" svg:y="11.75cm">
          <draw:text-box>
            <text:p text:style-name="P12"><text:span text:style-name="T4">stbi_image_load()</text:span></text:p>
          </draw:text-box>
        </draw:frame>
        <draw:custom-shape draw:style-name="gr19" draw:text-style-name="P14" draw:layer="layout" svg:width="1.5cm" svg:height="1cm" draw:transform="rotate (-1.5707963267949) translate (13.5cm 13cm)">
          <text:p/>
          <draw:enhanced-geometry svg:viewBox="0 0 21600 21600" draw:text-areas="0 ?f0 ?f5 ?f2" draw:type="right-arrow" draw:modifiers="10749.6335776149 5545.654345654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6" draw:layer="layout" svg:width="3.5cm" svg:height="0.735cm" svg:x="14cm" svg:y="13.25cm">
          <draw:text-box>
            <text:p text:style-name="P12"><text:span text:style-name="T4">For all chunks Image::extractChunk()</text:span></text:p>
          </draw:text-box>
        </draw:frame>
        <draw:frame draw:style-name="gr3" draw:text-style-name="P18" draw:layer="layout" svg:width="2.75cm" svg:height="1.345cm" svg:x="1.75cm" svg:y="13.75cm">
          <draw:text-box>
            <text:p text:style-name="P17"><text:span text:style-name="T3">Example parameters</text:span></text:p>
            <text:p text:style-name="P17"><text:span text:style-name="T3">Image size: 4px x 4px</text:span><text:span text:style-name="T3"><text:line-break/></text:span><text:span text:style-name="T3">Chunk width: 3px</text:span></text:p>
          </draw:text-box>
        </draw:frame>
        <draw:custom-shape draw:style-name="gr18" draw:text-style-name="P14" draw:layer="layout" svg:width="1.5cm" svg:height="0.5cm" svg:x="13cm" svg:y="1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0.5cm" svg:height="0.5cm" svg:x="12.25cm" svg:y="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0.5cm" svg:height="0.5cm" svg:x="12.7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0.5cm" svg:height="0.5cm" svg:x="13.25cm" svg:y="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0.5cm" svg:height="0.5cm" svg:x="12.25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0.5cm" svg:height="0.5cm" svg:x="12.75cm" svg:y="1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0.5cm" svg:height="0.5cm" svg:x="13.25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0.5cm" svg:height="0.5cm" svg:x="12.25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0.5cm" svg:height="0.5cm" svg:x="12.75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0.5cm" svg:height="0.5cm" svg:x="13.2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5cm" svg:height="1.5cm" svg:x="12.25cm" svg:y="15cm">
          <text:p/>
          <draw:enhanced-geometry svg:viewBox="0 0 21600 21600" draw:type="rectangle" draw:enhanced-path="M 0 0 L 21600 0 21600 21600 0 21600 0 0 Z N"/>
        </draw:custom-shape>
        <draw:g>
          <draw:line draw:style-name="gr20" draw:text-style-name="P5" draw:layer="layout" svg:x1="2.25cm" svg:y1="2.25cm" svg:x2="9.75cm" svg:y2="6.25cm">
            <text:p/>
          </draw:line>
          <draw:line draw:style-name="gr21" draw:text-style-name="P5" draw:layer="layout" svg:x1="2.75cm" svg:y1="3.25cm" svg:x2="14.25cm" svg:y2="6.25cm">
            <text:p/>
          </draw:line>
          <draw:frame draw:style-name="gr16" draw:text-style-name="P19" draw:layer="layout" svg:width="2cm" svg:height="0.735cm" svg:x="7.5cm" svg:y="5.765cm">
            <draw:text-box>
              <text:p text:style-name="P3"><text:span text:style-name="T5">0,0 </text:span><text:span text:style-name="T6">→</text:span><text:span text:style-name="T5"> 0,0,0,0</text:span></text:p>
            </draw:text-box>
          </draw:frame>
          <draw:frame draw:style-name="gr16" draw:text-style-name="P20" draw:layer="layout" svg:width="2cm" svg:height="0.735cm" svg:x="9.25cm" svg:y="5.265cm">
            <draw:text-box>
              <text:p text:style-name="P3"><text:span text:style-name="T7">2,1 </text:span><text:span text:style-name="T8">→</text:span><text:span text:style-name="T7"> 1,0,0,1</text:span></text:p>
            </draw:text-box>
          </draw:frame>
          <draw:frame draw:style-name="gr16" draw:text-style-name="P22" draw:layer="layout" svg:width="3.5cm" svg:height="0.735cm" svg:x="5cm" svg:y="4.015cm">
            <draw:text-box>
              <text:p text:style-name="P21"><text:span text:style-name="T9">toChunkCoord()</text:span></text:p>
            </draw:text-box>
          </draw:frame>
        </draw:g>
        <draw:g>
          <draw:line draw:style-name="gr20" draw:text-style-name="P14" draw:layer="layout" svg:x1="3.25cm" svg:y1="11.75cm" svg:x2="13.5cm" svg:y2="15.75cm">
            <text:p/>
          </draw:line>
          <draw:frame draw:style-name="gr16" draw:text-style-name="P24" draw:layer="layout" svg:width="3.5cm" svg:height="0.735cm" svg:x="5.75cm" svg:y="13cm">
            <draw:text-box>
              <text:p text:style-name="P23"><text:span text:style-name="T10">toChunkCoord()</text:span></text:p>
            </draw:text-box>
          </draw:frame>
        </draw:g>
        <draw:frame draw:style-name="gr16" draw:text-style-name="P25" draw:layer="layout" svg:width="2cm" svg:height="0.735cm" svg:x="10cm" svg:y="14.985cm">
          <draw:text-box>
            <text:p text:style-name="P12"><text:span text:style-name="T11">1,2 </text:span><text:span text:style-name="T12">→</text:span><text:span text:style-name="T11"> 0,0,1,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IBM Plex Sans Devanagari1" svg:font-family="'IBM Plex Sans Devanagari'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IBM Plex Sans Devanagari" style:font-family-complex="'IBM Plex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3T15:11:45.729288153</meta:creation-date>
    <dc:date>2022-07-18T12:04:26.544857906</dc:date>
    <meta:editing-duration>PT23M16S</meta:editing-duration>
    <meta:editing-cycles>7</meta:editing-cycles>
    <meta:generator>LibreOffice/7.2.7.2$Linux_X86_64 LibreOffice_project/20$Build-2</meta:generator>
    <meta:document-statistic meta:object-count="136"/>
  </office:meta>
</office:document-meta>
</file>